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1feaf" officeooo:paragraph-rsid="0011feaf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1feaf" officeooo:paragraph-rsid="0011fea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1feaf" officeooo:paragraph-rsid="0011feaf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1feaf" officeooo:paragraph-rsid="0011feaf" style:font-size-asian="13.1000003814697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NOTES</text:p>
      <text:p text:style-name="P1"/>
      <text:p text:style-name="P2">A estrutura básica de um programa em JAVA se da pelo formato:</text:p>
      <text:p text:style-name="P2"/>
      <text:p text:style-name="P3">public class MeuPrograma {</text:p>
      <text:p text:style-name="P3"><text:tab/>public static void main(String[] args) {</text:p>
      <text:p text:style-name="P3"><text:tab/></text:p>
      <text:p text:style-name="P3"><text:tab/>}</text:p>
      <text:p text:style-name="P3">}</text:p>
      <text:p text:style-name="P3"/>
      <text:p text:style-name="P2">A função “main” do Java é a função principal, onde o funcionamento primordial acontece.</text:p>
      <text:p text:style-name="P2"/>
      <text:p text:style-name="P2"/>
      <text:p text:style-name="P4">- Tipos de variáveis:</text:p>
      <text:p text:style-name="P4"/>
      <text:p text:style-name="P3">var – <text:span text:style-name="T1">Variável de qualquer tipo.</text:span></text:p>
      <text:p text:style-name="P3">int – <text:span text:style-name="T1">Variávei de número inteiro.</text:span></text:p>
      <text:p text:style-name="P3">double – <text:span text:style-name="T1">Variável de número decimal (2 casas).</text:span></text:p>
      <text:p text:style-name="P3">float – <text:span text:style-name="T1">Variável de número decimal (+ 2 casas).</text:span></text:p>
      <text:p text:style-name="P3">string – <text:span text:style-name="T1">Variável tipo de texto.</text:span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03:14:15.881128207</meta:creation-date>
    <dc:date>2022-02-21T03:35:36.497107749</dc:date>
    <meta:editing-duration>PT11M10S</meta:editing-duration>
    <meta:editing-cycles>1</meta:editing-cycles>
    <meta:document-statistic meta:table-count="0" meta:image-count="0" meta:object-count="0" meta:page-count="1" meta:paragraph-count="14" meta:word-count="74" meta:character-count="440" meta:non-whitespace-character-count="371"/>
    <meta:generator>LibreOffice/6.4.7.2$Linux_X86_64 LibreOffice_project/40$Build-2</meta:generator>
  </office:meta>
</office:document-meta>
</file>